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Liberation Serif" fo:font-size="14pt" fo:font-weight="bold" officeooo:rsid="00147b0c" officeooo:paragraph-rsid="00147b0c" style:font-name-asian="Noto Serif CJK SC" style:font-size-asian="14pt" style:font-weight-asian="bold" style:font-name-complex="Lohit Devanagari" style:font-size-complex="14pt" style:font-weight-complex="bold"/>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text-properties officeooo:rsid="00147b0c" officeooo:paragraph-rsid="00147b0c"/>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 text:c="27"/>Final Report</text:h>
      <text:h text:style-name="P1" text:outline-level="3">Feed The Need</text:h>
      <text:h text:style-name="Heading_20_3" text:outline-level="3">1. Introduction</text:h>
      <text:list xml:id="list2883853633" text:style-name="L1">
        <text:list-item>
          <text:p text:style-name="P5">This project mainly created to feed the hungry people who are living in the food paths,railway stations etc.</text:p>
        </text:list-item>
        <text:list-item>
          <text:p text:style-name="P5">This project has Admin,Donor and User when donor have the food they wil just contact using the website admin will trace the user and send our volunteers they will reach the donor</text:p>
          <text:p text:style-name="P5">and take the food and give it to the nearest needy people.</text:p>
        </text:list-item>
        <text:list-item>
          <text:p text:style-name="P5">The main aim of this project is to Feed the hungry people and to avoid the food wastage</text:p>
        </text:list-item>
      </text:list>
      <text:h text:style-name="Heading_20_3" text:outline-level="3">2. Design and Implementation</text:h>
      <text:p text:style-name="Text_20_body">In particular, this section should contain:</text:p>
      <text:list xml:id="list3595765644" text:style-name="L2">
        <text:list-item>
          <text:p text:style-name="P7">Details of how you converted from design to the actual realization of your project in terms of implementing the code.</text:p>
        </text:list-item>
        <text:list-item>
          <text:p text:style-name="P7">Any choices that you made, and any modifications that you made to the design, in response to difficulties that you might have encountered while implementing the project.</text:p>
        </text:list-item>
        <text:list-item>
          <text:p text:style-name="P7">A brief discussion of various modules and libraries that you used in implementing your project. In particular highlight the reasons for your choices briefly.</text:p>
        </text:list-item>
        <text:list-item>
          <text:p text:style-name="P2">Include a few screen shots of your website in the report</text:p>
        </text:list-item>
      </text:list>
      <text:h text:style-name="Heading_20_3" text:outline-level="3">3. Conclusions</text:h>
      <text:list xml:id="list2128407386" text:style-name="L3">
        <text:list-item>
          <text:p text:style-name="P8">Briefly state what results you obtained from your project.</text:p>
        </text:list-item>
        <text:list-item>
          <text:p text:style-name="P8">Discuss any features and shortcomings of the project.</text:p>
        </text:list-item>
        <text:list-item>
          <text:p text:style-name="P3">Discuss any choices that you might have made differently, in hindsight after completing the project.</text:p>
        </text:list-item>
      </text:list>
      <text:h text:style-name="Heading_20_3" text:outline-level="3">4. References</text:h>
      <text:list xml:id="list2330752808" text:style-name="L4">
        <text:list-item>
          <text:p text:style-name="P4">Give references to any material / websites / books etc. relevant to your project.</text:p>
        </text:list-item>
      </text:list>
      <text:p text:style-name="P6"> Complete</text:p>
      <text:section text:style-name="Sect1" text:name="flagcontent">
        <text:p text:style-name="P6"/>
      </text:section>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5T00:11:18.598803913</meta:creation-date>
    <dc:date>2020-04-15T00:20:14.100032761</dc:date>
    <meta:editing-duration>PT9M1S</meta:editing-duration>
    <meta:editing-cycles>1</meta:editing-cycles>
    <meta:document-statistic meta:table-count="0" meta:image-count="0" meta:object-count="0" meta:page-count="1" meta:paragraph-count="20" meta:word-count="242" meta:character-count="1408" meta:non-whitespace-character-count="1170"/>
    <meta:generator>LibreOffice/6.3.5.2$Linux_X86_64 LibreOffice_project/30$Build-2</meta:generator>
  </office:meta>
</office:document-meta>
</file>